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ackground-color="#c0c0c0" fo:padding="0.097cm" fo:border="0.002cm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background-color="#c0c0c0" fo:padding="0.097cm" fo:border="0.002cm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ackground-color="#c0c0c0" fo:padding="0.097cm" fo:border="0.002cm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2">Projet Master 1/2 - Compte rendu de réunion</text:p>
            </table:table-cell>
          </table:table-row>
        </table:table-header-rows>
      </table:table>
      <text:p text:style-name="P3"/>
      <table:table table:name="Tableau2" table:style-name="Tableau2">
        <table:table-column table:style-name="Tableau2.A"/>
        <table:table-header-rows>
          <table:table-row>
            <table:table-cell table:style-name="Tableau2.A1" office:value-type="string">
              <text:p text:style-name="P5">N° Projet:07</text:p>
              <text:p text:style-name="P5">Titre Projet:Robocode</text:p>
              <text:p text:style-name="P5">Nom Etudiants:Stamboule, Rovelli, Crepin, Colombeau</text:p>
              <text:p text:style-name="P5"/>
              <text:p text:style-name="P5">Date de réunion (obligatoire):13/03/2013</text:p>
              <text:p text:style-name="P5">Personnes présentes (obligatoire):Ludovic Bonnefoy Stamboule Rovelli Crepin</text:p>
              <text:p text:style-name="P5">Colombeau</text:p>
            </table:table-cell>
          </table:table-row>
        </table:table-header-rows>
      </table:table>
      <table:table table:name="Tableau3" table:style-name="Tableau3">
        <table:table-column table:style-name="Tableau3.A"/>
        <table:table-header-rows>
          <table:table-row>
            <table:table-cell table:style-name="Tableau3.A1" office:value-type="string">
              <text:p text:style-name="P6">Points abordés:</text:p>
              <text:p text:style-name="P7"/>
              <text:p text:style-name="P7">Nous avons parler de l'avancement du projet en générale.</text:p>
              <text:p text:style-name="P7"><text:s text:c="5"/>Avancement de l'implémentation des différents robots</text:p>
              <text:p text:style-name="P7"><text:s text:c="5"/>Modification du site web du projet</text:p>
              <text:p text:style-name="P7">On a montré la barre d'avancement du projet mis en place sur le site. <text:s/>Et de certaines idées ayant pour but d'étoffer le contenu du site.</text:p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  <text:p text:style-name="P7"/>
            </table:table-cell>
          </table:table-row>
        </table:table-header-rows>
        <table:table-row>
          <table:table-cell table:style-name="Tableau3.A2" office:value-type="string">
            <text:p text:style-name="P6"/>
          </table:table-cell>
        </table:table-row>
      </table:table>
      <table:table table:name="Tableau4" table:style-name="Tableau4">
        <table:table-column table:style-name="Tableau4.A"/>
        <table:table-header-rows>
          <table:table-row>
            <table:table-cell table:style-name="Tableau4.A1" office:value-type="string">
              <text:p text:style-name="P2">Projet Master 1/2 - Compte rendu de réunion</text:p>
            </table:table-cell>
          </table:table-row>
        </table:table-header-rows>
      </table:table>
      <text:p text:style-name="Standard"/>
      <table:table table:name="Tableau5" table:style-name="Tableau5">
        <table:table-column table:style-name="Tableau5.A"/>
        <table:table-header-rows>
          <text:soft-page-break/>
          <table:table-row>
            <table:table-cell table:style-name="Tableau5.A1" office:value-type="string">
              <text:p text:style-name="P4">Travail réalisé:</text:p>
              <text:p text:style-name="Table_20_Contents"/>
              <text:p text:style-name="Table_20_Contents">Mise en place de la barre d'avancement du projet (site web)</text:p>
              <text:p text:style-name="Table_20_Contents">Réseau de neurone :</text:p>
              <text:p text:style-name="Table_20_Contents">Analyse de certains robots utilisant le wavesurfing (stratégie de mouvement que nous voulons appliquer a notre robot)</text:p>
              <text:p text:style-name="Table_20_Contents">Analyse de certaines stratégies permettant d’améliorer le wavesurfing en y intégrant certaines spécificités (modification du comportement du robot <text:s/>par rapport a l’énergie restante.</text:p>
              <text:p text:style-name="Table_20_Contents"/>
              <text:p text:style-name="Table_20_Contents">Algorithme Génétique :</text:p>
              <text:p text:style-name="Table_20_Contents"><text:s/>début d'implémentation, rien n'est encore fonctionnel. On commence juste l'intégration .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5.A2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4"/>
          </table:table-cell>
        </table:table-row>
      </table:table>
      <text:p text:style-name="Standard"/>
      <table:table table:name="Tableau6" table:style-name="Tableau6">
        <table:table-column table:style-name="Tableau6.A"/>
        <table:table-header-rows>
          <table:table-row>
            <table:table-cell table:style-name="Tableau6.A1" office:value-type="string">
              <text:p text:style-name="P4">Travail à réaliser:</text:p>
              <text:p text:style-name="Table_20_Contents"/>
              <text:p text:style-name="Table_20_Contents">Contenu du site web à compléter</text:p>
              <text:p text:style-name="Table_20_Contents">Avancer dans l'implémentation des deux robots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-header-rows>
        <table:table-row>
          <table:table-cell table:style-name="Tableau6.A2" office:value-type="string">
            <text:p text:style-name="P4"/>
          </table:table-cell>
        </table:table-row>
      </table:table>
      <text:p text:style-name="Standard"/>
      <table:table table:name="Tableau7" table:style-name="Tableau7">
        <table:table-column table:style-name="Tableau7.A"/>
        <table:table-header-rows>
          <table:table-row>
            <table:table-cell table:style-name="Tableau7.A1" office:value-type="string">
              <text:p text:style-name="P4">Date prochaine réunion:</text:p>
              <text:p text:style-name="Table_20_Contents"/>
            </table:table-cell>
          </table:table-row>
        </table:table-header-rows>
      </table:table>
      <table:table table:name="Tableau8" table:style-name="Tableau8">
        <table:table-column table:style-name="Tableau8.A"/>
        <table:table-header-rows>
          <table:table-row>
            <table:table-cell table:style-name="Tableau8.A1" office:value-type="string">
              <text:p text:style-name="Table_20_Contents"/>
            </table:table-cell>
          </table:table-row>
        </table:table-header-rows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Corinne Fredouille</meta:initial-creator>
    <meta:creation-date>2006-09-01T15:41:08</meta:creation-date>
    <dc:date>2013-03-15T00:05:16.16</dc:date>
    <dc:language>fr-FR</dc:language>
    <meta:editing-cycles>15</meta:editing-cycles>
    <meta:editing-duration>PT1H40M38S</meta:editing-duration>
    <meta:document-statistic meta:table-count="8" meta:image-count="0" meta:object-count="0" meta:page-count="3" meta:paragraph-count="25" meta:word-count="176" meta:character-count="1220"/>
    <meta:user-defined meta:name="Info 1"/>
    <meta:user-defined meta:name="Info 2"/>
    <meta:user-defined meta:name="Info 3"/>
    <meta:user-defined meta:name="Info 4"/>
  </office:meta>
</office:document-meta>
</file>